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Sheet1.K22" table:end-x="2.232cm" table:end-y="0.427cm" draw:z-index="0" draw:style-name="gr1" svg:width="18.009cm" svg:height="8.93cm" svg:x="0.029cm" svg:y="0.001cm">
              <draw:object draw:notify-on-update-of-ranges="Sheet1.A1:Sheet1.B3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23">
            <text:p>10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18">
            <text:p>91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6">
            <text:p>77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">
            <text:p>6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7">
            <text:p>55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9">19/04/2008</text:date>, <text:time>11:1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3-22T19:16:53</meta:creation-date>
    <dc:date>2008-04-19T11:17:59</dc:date>
    <dc:language>en-CA</dc:language>
    <meta:editing-cycles>7</meta:editing-cycles>
    <meta:editing-duration>PT14H19M35S</meta:editing-duration>
    <meta:user-defined meta:name="Info 1"/>
    <meta:user-defined meta:name="Info 2"/>
    <meta:user-defined meta:name="Info 3"/>
    <meta:user-defined meta:name="Info 4"/>
    <meta:document-statistic meta:table-count="3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2000007629395pt" style:font-family-asian="Arial" style:font-family-generic-asian="system" style:font-pitch-asian="variable" style:font-size-asian="19.2000007629395pt" style:font-family-complex="Arial" style:font-family-generic-complex="system" style:font-pitch-complex="variable" style:font-size-complex="19.2000007629395pt"/>
    </style:style>
    <style:style style:name="ch3" style:family="chart">
      <style:chart-properties chart:japanese-candle-stick="false" chart:three-dimensional="false" chart:deep="false" chart:lines="true" chart:interpolation="cubic-spline" chart:symbol-type="automatic" chart:vertical="false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Arial" style:font-family-generic-asian="system" style:font-pitch-asian="variable" style:font-size-asian="10.1000003814697pt" style:font-family-complex="Arial" style:font-family-generic-complex="system" style:font-pitch-complex="variable" style:font-size-complex="10.100000381469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000001907349pt" style:font-family-asian="Arial" style:font-family-generic-asian="system" style:font-pitch-asian="variable" style:font-size-asian="13.3000001907349pt" style:font-family-complex="Arial" style:font-family-generic-complex="system" style:font-pitch-complex="variable" style:font-size-complex="13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Arial" style:font-family-generic-asian="system" style:font-pitch-asian="variable" style:font-size-asian="10.1000003814697pt" style:font-family-complex="Arial" style:font-family-generic-complex="system" style:font-pitch-complex="variable" style:font-size-complex="10.1000003814697pt"/>
    </style:style>
    <style:style style:name="ch7" style:family="chart">
      <style:graphic-properties svg:stroke-color="#c0c0c0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0000" draw:fill-color="#800080"/>
      <style:text-properties fo:font-family="Arial" style:font-family-generic="swiss" style:font-pitch="variable" fo:font-size="8.60000038146973pt" style:font-family-asian="Arial" style:font-family-generic-asian="system" style:font-pitch-asian="variable" style:font-size-asian="8.60000038146973pt" style:font-family-complex="Arial" style:font-family-generic-complex="system" style:font-pitch-complex="variable" style:font-size-complex="8.60000038146973pt"/>
    </style:style>
    <style:style style:name="ch9" style:family="chart">
      <style:graphic-properties draw:stroke="none" svg:stroke-color="#008000" draw:fill="solid" draw:fill-color="#ffffff" draw:opacity="50%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8.01cm" svg:height="10.361cm" chart:class="chart:scatter" chart:style-name="ch1">
        <chart:title svg:x="5.969cm" svg:y="0.204cm" chart:style-name="ch2">
          <text:p>Filtered Piezo Strike</text:p>
        </chart:title>
        <chart:plot-area chart:style-name="ch3" table:cell-range-address="Sheet1.$A$1:.$B$302" chart:table-number-list="0" svg:x="0.284cm" svg:y="1.288cm" svg:width="17.293cm" svg:height="8.768cm">
          <chart:axis chart:dimension="x" chart:name="primary-x" chart:style-name="ch4">
            <chart:title svg:x="8.429cm" svg:y="9.511cm" chart:style-name="ch5">
              <text:p>Time (ms)</text:p>
            </chart:title>
            <chart:categories table:cell-range-address="local-table.A2:.A303"/>
          </chart:axis>
          <chart:axis chart:dimension="y" chart:name="primary-y" chart:style-name="ch6">
            <chart:grid chart:style-name="ch7" chart:class="major"/>
          </chart:axis>
          <chart:series chart:style-name="ch8">
            <chart:domain/>
            <chart:data-point chart:repeated="3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">
                <text:p>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3">
                <text:p>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4">
                <text:p>4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5">
                <text:p>5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">
                <text:p>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8">
                <text:p>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">
                <text:p>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9">
                <text:p>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0">
                <text:p>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1">
                <text:p>1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2">
                <text:p>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3">
                <text:p>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4">
                <text:p>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5">
                <text:p>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6">
                <text:p>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9">
                <text:p>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